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WW8Num35">
      <style:paragraph-properties fo:margin-top="0cm" fo:margin-bottom="0.199cm" fo:text-align="justify" style:justify-single-word="false">
        <style:tab-stops>
          <style:tab-stop style:position="15.875cm" style:type="right"/>
        </style:tab-stops>
      </style:paragraph-properties>
      <style:text-properties officeooo:paragraph-rsid="0006a344"/>
    </style:style>
    <style:style style:name="P2" style:family="paragraph" style:parent-style-name="Heading_20_1">
      <style:paragraph-properties fo:break-before="page"/>
      <style:text-properties officeooo:paragraph-rsid="0006a344"/>
    </style:style>
    <style:style style:name="T1" style:family="text">
      <style:text-properties fo:language="pl" fo:country="PL"/>
    </style:style>
    <style:style style:name="T2" style:family="text">
      <style:text-properties fo:language="pl" fo:country="PL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pl" fo:country="PL" fo:font-style="italic" fo:font-weight="bold" officeooo:rsid="000968a5" style:font-style-asian="italic" style:font-weight-asian="bold" style:font-style-complex="italic" style:font-weight-complex="bold"/>
    </style:style>
    <style:style style:name="T4" style:family="text">
      <style:text-properties fo:language="pl" fo:country="PL" fo:font-weight="bold" style:font-weight-asian="bold" style:font-weight-complex="bold"/>
    </style:style>
    <style:style style:name="T5" style:family="text">
      <style:text-properties fo:language="pl" fo:country="PL" officeooo:rsid="0006a344"/>
    </style:style>
    <style:style style:name="T6" style:family="text">
      <style:text-properties fo:language="pl" fo:country="PL" officeooo:rsid="000968a5"/>
    </style:style>
    <style:style style:name="T7" style:family="text">
      <style:text-properties officeooo:rsid="0006a3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7">Ćwiczenie</text:span> 4.1</text:h>
      <text:list xml:id="list2087360817" text:style-name="WW8Num35">
        <text:list-item>
          <text:p text:style-name="P1"><text:span text:style-name="T1">Uruchomić arkusz kalkulacyjny oraz otworzyć plik </text:span><text:span text:style-name="T2">budzet.xls</text:span><text:span text:style-name="T1"> znajdujący się </text:span><text:span text:style-name="T5">w folderze z ćwiczeniem</text:span><text:span text:style-name="T1">.</text:span></text:p>
        </text:list-item>
        <text:list-item>
          <text:p text:style-name="P1"><text:span text:style-name="T1">Zmienić sposób wyświetlania arkusza </text:span><text:span text:style-name="T2">przewidywane wydatki</text:span><text:span text:style-name="T1"> ustawiając powiększenie na 75% .</text:span></text:p>
        </text:list-item>
        <text:list-item>
          <text:p text:style-name="P1"><text:span text:style-name="T1">Używając opcji zawijania tekstu, dopasować zawartość </text:span><text:span text:style-name="T2">komórki A1</text:span><text:span text:style-name="T1"> tak, aby cały tekst mieścił się w komórce.</text:span></text:p>
        </text:list-item>
        <text:list-item>
          <text:p text:style-name="P1"><text:span text:style-name="T1">Dopasować szerokość </text:span><text:span text:style-name="T2">kolumny A</text:span><text:span text:style-name="T1"> tak, aby wszystkie dane znajdujące się w niej były całkowicie widoczne.</text:span></text:p>
        </text:list-item>
        <text:list-item>
          <text:p text:style-name="P1"><text:span text:style-name="T1">Wyrównać wartości w bloku </text:span><text:span text:style-name="T2">komórek B2 : E2</text:span><text:span text:style-name="T1"> do prawej krawędzi.</text:span></text:p>
        </text:list-item>
        <text:list-item>
          <text:p text:style-name="P1"><text:span text:style-name="T1">Wstawić wartość </text:span><text:span text:style-name="T2">15 000</text:span><text:span text:style-name="T1"> do </text:span><text:span text:style-name="T2">komórki D10</text:span><text:span text:style-name="T1">.</text:span></text:p>
        </text:list-item>
        <text:list-item>
          <text:p text:style-name="P1"><text:span text:style-name="T1">Zmienić zawartość </text:span><text:span text:style-name="T2">komórki B7</text:span><text:span text:style-name="T1"> z </text:span><text:span text:style-name="T2">3 000 </text:span><text:span text:style-name="T1">na</text:span><text:span text:style-name="T2"> 6 000</text:span><text:span text:style-name="T1">.</text:span></text:p>
        </text:list-item>
        <text:list-item>
          <text:p text:style-name="P1"><text:span text:style-name="T1">Zdefiniować w </text:span><text:span text:style-name="T2">komórce B12</text:span><text:span text:style-name="T1"> formułę sumującą wartości z bloku </text:span><text:span text:style-name="T2">komórek</text:span><text:span text:style-name="T1"> </text:span><text:span text:style-name="T2">B6 : B11</text:span><text:span text:style-name="T1">.</text:span></text:p>
        </text:list-item>
        <text:list-item>
          <text:p text:style-name="P1"><text:span text:style-name="T1">Przekopiować formułę z </text:span><text:span text:style-name="T2">komórki B12 </text:span><text:span text:style-name="T1">do bloku </text:span><text:span text:style-name="T2">komórek C12 : E12</text:span><text:span text:style-name="T1">.</text:span></text:p>
        </text:list-item>
        <text:list-item>
          <text:p text:style-name="P1"><text:span text:style-name="T1">Zdefiniować w </text:span><text:span text:style-name="T2">komórce F6</text:span><text:span text:style-name="T1"> formułę obliczającą iloraz wartości z </text:span><text:span text:style-name="T2">komórki E6</text:span><text:span text:style-name="T1"> przez wartość z </text:span><text:span text:style-name="T2">komórki E12</text:span><text:span text:style-name="T1">. W formule zastosować odwołanie bezwzględne do </text:span><text:span text:style-name="T2">komórki E12</text:span><text:span text:style-name="T1">. Przekopiować formułę do bloku </text:span><text:span text:style-name="T2">komórek F7 : F12</text:span><text:span text:style-name="T1">.</text:span></text:p>
        </text:list-item>
        <text:list-item>
          <text:p text:style-name="P1"><text:span text:style-name="T1">Zdefiniować w </text:span><text:span text:style-name="T2">komórce B13</text:span><text:span text:style-name="T1"> formułę obliczającą różnicę wartości z </text:span><text:span text:style-name="T2">komórek B12</text:span><text:span text:style-name="T1"> oraz </text:span><text:span text:style-name="T2">B3</text:span><text:span text:style-name="T1">. Przekopiować formułę do bloku </text:span><text:span text:style-name="T2">komórek C13 : E13</text:span><text:span text:style-name="T1">.</text:span></text:p>
        </text:list-item>
        <text:list-item>
          <text:p text:style-name="P1"><text:span text:style-name="T1">Zdefiniować w </text:span><text:span text:style-name="T2">komórce B14</text:span><text:span text:style-name="T1"> formułę obliczającą wartość maksymalną z bloku </text:span><text:span text:style-name="T2">komórek B6 : B11</text:span><text:span text:style-name="T1">. Przekopiować formułę do bloku </text:span><text:span text:style-name="T2">komórek C14 : D14</text:span><text:span text:style-name="T1">.</text:span></text:p>
        </text:list-item>
        <text:list-item>
          <text:p text:style-name="P1"><text:span text:style-name="T1">Zdefiniować w </text:span><text:span text:style-name="T2">komórce C16</text:span><text:span text:style-name="T1"> formułę, która pozwoli na wyświetlenie w tej komórce wartości z </text:span><text:span text:style-name="T2">komórki A18</text:span><text:span text:style-name="T1"> jeżeli wartość w </text:span><text:span text:style-name="T2">komórce E13</text:span><text:span text:style-name="T1"> jest większa od zera lub wartości z </text:span><text:span text:style-name="T2">komórki A19</text:span><text:span text:style-name="T1"> jeżeli wartość w </text:span><text:span text:style-name="T2">komórce E13</text:span><text:span text:style-name="T1"> jest mniejsza lub równa zero.</text:span></text:p>
        </text:list-item>
        <text:list-item>
          <text:p text:style-name="P1"><text:span text:style-name="T1">Zdefiniować obramowanie bloku </text:span><text:span text:style-name="T2">komórek A2 : F14</text:span><text:span text:style-name="T1"> wprowadzając wszystkie krawędzie zewnętrzne i wewnętrzne.</text:span></text:p>
        </text:list-item>
        <text:list-item>
          <text:p text:style-name="P1"><text:span text:style-name="T1">Sformatować wartości w bloku </text:span><text:span text:style-name="T2">komórek B3 : E14</text:span><text:span text:style-name="T1"> usuwając separator pomiędzy pozycjami tysięcy.</text:span></text:p>
        </text:list-item>
        <text:list-item>
          <text:p text:style-name="P1"><text:span text:style-name="T1">Sformatować wartości w bloku </text:span><text:span text:style-name="T2">komórek B3 : E14</text:span><text:span text:style-name="T1"> wprowadzając format walutowy bez miejsc dziesiętnych.</text:span></text:p>
        </text:list-item>
        <text:list-item>
          <text:p text:style-name="P1"><text:span text:style-name="T1">Sformatować wartości w bloku </text:span><text:span text:style-name="T2">komórek F6 : F12</text:span><text:span text:style-name="T1"> wprowadzając format procentowy bez miejsc dziesiętnych. Zapisać skoroszyt.</text:span></text:p>
        </text:list-item>
        <text:list-item>
          <text:p text:style-name="P1"><text:span text:style-name="T1">Wstawić między </text:span><text:span text:style-name="T2">wiersze 1</text:span><text:span text:style-name="T1"> i </text:span><text:span text:style-name="T2">2</text:span><text:span text:style-name="T1"> nowy, pusty wiersz.</text:span></text:p>
        </text:list-item>
        <text:list-item>
          <text:p text:style-name="P1"><text:span text:style-name="T1">Umieścić tekst </text:span><text:span text:style-name="T2">Plan remontu</text:span><text:span text:style-name="T1"> w nagłówku arkusza </text:span><text:span text:style-name="T2">przewidywane wydatki</text:span><text:span text:style-name="T1">. Zapisać skoroszyt.</text:span></text:p>
        </text:list-item>
        <text:list-item>
          <text:p text:style-name="P1"><text:span text:style-name="T1">Przekopiować arkusz </text:span><text:span text:style-name="T2">przewidywane wydatki </text:span><text:span text:style-name="T1">do nowego skoroszytu.</text:span></text:p>
        </text:list-item>
        <text:list-item>
          <text:p text:style-name="P1"><text:span text:style-name="T1">Zapisać nowy skoroszyt pod nazwą </text:span><text:span text:style-name="T2">wydatki.xls</text:span><text:span text:style-name="T1"> na dysku wskazanym przez egzaminatora. Zamknąć plik </text:span><text:span text:style-name="T2">wydatki.xls</text:span><text:span text:style-name="T1">.</text:span></text:p>
        </text:list-item>
        <text:list-item>
          <text:p text:style-name="P1"><text:span text:style-name="T1">Zdefiniować właściwości arkusza </text:span><text:span text:style-name="T2">nazwiska</text:span><text:span text:style-name="T1"> w skoroszycie </text:span><text:span text:style-name="T2">budzet.xls</text:span><text:span text:style-name="T1"> tak, aby zawartość trzeciego wiersza arkusza była automatycznie wstawiana na początek każdej strony wydruku tego arkusza. </text:span><text:span text:style-name="T2">Nie drukować</text:span><text:span text:style-name="T1"> arkusza.</text:span></text:p>
        </text:list-item>
        <text:list-item>
          <text:p text:style-name="P1"><text:span text:style-name="T1">Zdefiniować właściwości (bez zmiany wielkości czcionki czy marginesów) arkusza </text:span><text:span text:style-name="T2">nazwiska</text:span><text:span text:style-name="T1"> w skoroszycie </text:span><text:span text:style-name="T2">budzet.xls</text:span><text:span text:style-name="T1"> tak, aby cały arkusz można było wydrukować dokładnie </text:span><text:soft-page-break/><text:span text:style-name="T1">na dwóch stronach. </text:span><text:span text:style-name="T2">Nie drukować</text:span><text:span text:style-name="T1"> arkusza.</text:span></text:p>
        </text:list-item>
        <text:list-item>
          <text:p text:style-name="P1"><text:span text:style-name="T1">Ustawić w arkuszu </text:span><text:span text:style-name="T2">nazwiska</text:span><text:span text:style-name="T1"> parametry pozwalające na umieszczenie na wydruku arkusza linii siatki oraz nagłówków wierszy i kolumn. </text:span><text:span text:style-name="T2">Nie drukować</text:span><text:span text:style-name="T1"> arkusza.</text:span></text:p>
        </text:list-item>
        <text:list-item>
          <text:p text:style-name="P1"><text:span text:style-name="T1">Posortować w arkuszu </text:span><text:span text:style-name="T2">członkowie</text:span><text:span text:style-name="T1"> w sposób rosnący dane z bloku </text:span><text:span text:style-name="T2">komórek A3 : G6</text:span><text:span text:style-name="T1"> według kolumny </text:span><text:span text:style-name="T2">Kategoria</text:span><text:span text:style-name="T1">.</text:span></text:p>
        </text:list-item>
        <text:list-item>
          <text:p text:style-name="P1"><text:span text:style-name="T1">Zmienić wykre</text:span><text:span text:style-name="T1">s w arkuszu </text:span><text:span text:style-name="T2">członkowie</text:span><text:span text:style-name="T1"> z </text:span><text:span text:style-name="T2">liniowego</text:span><text:span text:style-name="T1"> na </text:span><text:span text:style-name="T2">kolumnowy</text:span><text:span text:style-name="T1">.</text:span></text:p>
        </text:list-item>
        <text:list-item>
          <text:p text:style-name="P1"><text:span text:style-name="T1">Utworzyć w arkuszu </text:span><text:span text:style-name="T2">przychody baru</text:span><text:span text:style-name="T1"> wykres </text:span><text:span text:style-name="T2">stożkowy </text:span><text:span text:style-name="T1">z danych z bloku </text:span><text:span text:style-name="T2">komórek A3 : H4</text:span><text:span text:style-name="T1">.</text:span></text:p>
        </text:list-item>
        <text:list-item>
          <text:p text:style-name="P1"><text:span text:style-name="T1">Zdefiniować </text:span><text:span text:style-name="T2">żółte</text:span><text:span text:style-name="T1"> tło dla wykresu stożkowego.</text:span></text:p>
        </text:list-item>
        <text:list-item>
          <text:p text:style-name="P1"><text:span text:style-name="T1">Przenieść zawartość </text:span><text:span text:style-name="T2">komórki D1</text:span><text:span text:style-name="T1"> z arkusza </text:span><text:span text:style-name="T2">przychody baru</text:span><text:span text:style-name="T1"> do </text:span><text:span text:style-name="T2">komórki A22</text:span><text:span text:style-name="T1"> arkusza </text:span><text:span text:style-name="T2">przewidywane wydatki</text:span><text:span text:style-name="T1">.</text:span></text:p>
        </text:list-item>
        <text:list-item>
          <text:p text:style-name="P1"><text:span text:style-name="T1">Wstawić nowy arkusz do skoroszytu </text:span><text:span text:style-name="T2">budzet.xls</text:span><text:span text:style-name="T1"> i zapisać plik.</text:span></text:p>
        </text:list-item>
        <text:list-item>
          <text:p text:style-name="P1"><text:span text:style-name="T1">Wydrukować jedną kopię arkusza </text:span><text:span text:style-name="T2">przewidywane wydatki</text:span><text:span text:style-name="T1"> do pliku o nazwie </text:span><text:span text:style-name="T2">plany.p</text:span><text:span text:style-name="T3">df</text:span><text:span text:style-name="T1"> </text:span><text:span text:style-name="T6">w folderze z ćwiczeniem</text:span><text:span text:style-name="T1">.</text:span></text:p>
        </text:list-item>
        <text:list-item>
          <text:p text:style-name="P1"><text:span text:style-name="T1">Zapisać skoroszyt </text:span><text:span text:style-name="T2">budzet.xls</text:span><text:span text:style-name="T1"> jako szablon pod nazwą </text:span><text:span text:style-name="T2">plany.xlt</text:span><text:span text:style-name="T1"> </text:span><text:span text:style-name="T6">w folderze z ćwiczeniem</text:span><text:span text:style-name="T1">. Zamknąć szablon </text:span><text:span text:style-name="T2">plany.xlt</text:span><text:span text:style-name="T1">. Zapisać wszystkie otwarte skoroszyty a następnie zakończyć pracę z arkuszem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212cm" fo:text-align="justify" style:justify-single-word="false" fo:keep-with-next="always"/>
      <style:text-properties fo:font-size="14pt" fo:language="pl" fo:country="PL" fo:font-weight="bold" style:font-size-asian="14pt" style:font-weight-asian="bold" style:font-weight-complex="bold"/>
    </style:style>
    <style:style style:name="WW8Num35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rus </meta:initial-creator>
    <meta:creation-date>2011-01-09T10:36:31</meta:creation-date>
    <dc:date>2011-01-09T10:52:14</dc:date>
    <dc:creator>petrus </dc:creator>
    <meta:editing-duration>PT00H15M43S</meta:editing-duration>
    <meta:editing-cycles>5</meta:editing-cycles>
    <meta:generator>OpenOffice.org/3.2$Linux OpenOffice.org_project/320m19$Build-9505</meta:generator>
    <meta:document-statistic meta:table-count="0" meta:image-count="0" meta:object-count="0" meta:page-count="2" meta:paragraph-count="33" meta:word-count="537" meta:character-count="3531"/>
  </office:meta>
</office:document-meta>
</file>